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normal">
      <style:paragraph-properties fo:orphans="0" fo:widows="0"/>
      <style:text-properties style:font-name="Liberation Serif" fo:font-size="12pt" officeooo:rsid="01449e30" officeooo:paragraph-rsid="001e2087" style:font-size-asian="12pt" style:font-size-complex="12pt"/>
    </style:style>
    <style:style style:name="P7" style:family="paragraph" style:parent-style-name="normal">
      <style:paragraph-properties fo:orphans="0" fo:widows="0"/>
      <style:text-properties style:font-name="Liberation Serif" fo:font-size="12pt" officeooo:rsid="013e024f" officeooo:paragraph-rsid="001e2087" style:font-size-asian="12pt" style:font-size-complex="12pt"/>
    </style:style>
    <style:style style:name="P8" style:family="paragraph" style:parent-style-name="normal">
      <style:paragraph-properties fo:orphans="0" fo:widows="0"/>
      <style:text-properties style:font-name="Liberation Serif" fo:font-size="12pt" officeooo:rsid="013fb144" officeooo:paragraph-rsid="001e2087" style:font-size-asian="12pt" style:font-size-complex="12pt"/>
    </style:style>
    <style:style style:name="P9" style:family="paragraph" style:parent-style-name="normal">
      <style:paragraph-properties fo:orphans="0" fo:widows="0"/>
      <style:text-properties style:font-name="Liberation Serif" fo:font-size="12pt" officeooo:rsid="01428aea" officeooo:paragraph-rsid="001e2087" style:font-size-asian="12pt" style:font-size-complex="12pt"/>
    </style:style>
    <style:style style:name="P10" style:family="paragraph" style:parent-style-name="normal">
      <style:paragraph-properties fo:orphans="0" fo:widows="0"/>
      <style:text-properties style:font-name="Liberation Serif" fo:font-size="12pt" officeooo:rsid="014d283c" officeooo:paragraph-rsid="001e2087" style:font-size-asian="12pt" style:font-size-complex="12pt"/>
    </style:style>
    <style:style style:name="P11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01e2087" style:font-size-asian="12pt" style:font-size-complex="12pt"/>
    </style:style>
    <style:style style:name="T1" style:family="text">
      <style:text-properties officeooo:rsid="01438ea5"/>
    </style:style>
    <style:style style:name="T2" style:family="text">
      <style:text-properties officeooo:rsid="01428aea"/>
    </style:style>
    <style:style style:name="T3" style:family="text">
      <style:text-properties officeooo:rsid="013f5bab"/>
    </style:style>
    <style:style style:name="T4" style:family="text">
      <style:text-properties officeooo:rsid="0140d78e"/>
    </style:style>
    <style:style style:name="T5" style:family="text">
      <style:text-properties officeooo:rsid="014664a7"/>
    </style:style>
    <style:style style:name="T6" style:family="text">
      <style:text-properties officeooo:rsid="0148003a"/>
    </style:style>
    <style:style style:name="T7" style:family="text">
      <style:text-properties officeooo:rsid="0149660b"/>
    </style:style>
    <style:style style:name="T8" style:family="text">
      <style:text-properties officeooo:rsid="0149b6bf"/>
    </style:style>
    <style:style style:name="T9" style:family="text">
      <style:text-properties officeooo:rsid="014b0371"/>
    </style:style>
    <style:style style:name="T10" style:family="text">
      <style:text-properties officeooo:rsid="014c547e"/>
    </style:style>
    <style:style style:name="T11" style:family="text">
      <style:text-properties officeooo:rsid="014d283c"/>
    </style:style>
    <style:style style:name="T12" style:family="text">
      <style:text-properties officeooo:rsid="014e7a3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7983574115438639" text:style-name="L1">
        <text:list-header>
          <text:p text:style-name="P1"><text:s/>1) <text:s/>Name des Anwendungsfall: <text:s text:c="3"/></text:p>
          <text:p text:style-name="P1"/>
          <text:p text:style-name="P1"><text:s text:c="3"/><text:tab/>Mediumsverwaltung</text:p>
        </text:list-header>
      </text:list>
      <text:p text:style-name="Standard"/>
      <text:list xml:id="list115618695166559" text:continue-numbering="true" text:style-name="L1">
        <text:list-header>
          <text:p text:style-name="P1"><text:s/>2) Beteiligte Akteure: <text:s text:c="3"/><text:tab/><text:tab/></text:p>
          <text:p text:style-name="P1"/>
          <text:list>
            <text:list-item>
              <text:list>
                <text:list-header>
                  <text:p text:style-name="P1">Benutzer , Label-Manager, <text:s/>Künstler, Administrator.</text:p>
                </text:list-header>
              </text:list>
            </text:list-item>
          </text:list>
        </text:list-header>
      </text:list>
      <text:p text:style-name="Standard"><text:tab/></text:p>
      <text:list xml:id="list3062786208986824397" text:style-name="L2">
        <text:list-header>
          <text:p text:style-name="P2"><text:s/>3) <text:s/>Anfangsbedingung:</text:p>
        </text:list-header>
      </text:list>
      <text:p text:style-name="Standard"/>
      <text:p text:style-name="Standard"><text:tab/><text:tab/>Benutzer , Label-Manager <text:s/>Künstler <text:s/>und Administrator <text:s/>sind eingeloggt.</text:p>
      <text:p text:style-name="Standard"><text:tab/><text:tab/> Label-Manager und <text:s/>Künstler verfügen schon über eigene bereits existiereden <text:s/><text:tab/><text:tab/><text:tab/> Wiedergabeliste ( mit mindestens ein Medium).</text:p>
      <text:p text:style-name="Standard"/>
      <text:p text:style-name="Standard"><text:tab/>4) Ereignissfluss:</text:p>
      <text:p text:style-name="Standard"/>
      <text:list xml:id="list1683768399630642630" text:style-name="L3">
        <text:list-item>
          <text:list>
            <text:list-item>
              <text:list>
                <text:list-item>
                  <text:p text:style-name="P3">Der benutzer <text:s/>kann Medium <text:s/>/ Medien <text:s/>hochladen.</text:p>
                </text:list-item>
                <text:list-item>
                  <text:p text:style-name="P3">Der Bnutzer wird (kann werden) <text:s/>zum Künstler <text:s/>und <text:s/>oder <text:s text:c="2"/>zum Label-Managr nach Hinzufügen von <text:s/>Mediun <text:s/>und kann <text:s/>es (die) <text:s/>erst dann <text:s/>sowohl bearbeiten als auch löschen.</text:p>
                </text:list-item>
                <text:list-item>
                  <text:p text:style-name="P3">Der Administrator hat <text:s text:c="2"/>auch das <text:s/>Recht <text:s/>Medium zu löschen.</text:p>
                </text:list-item>
              </text:list>
            </text:list-item>
          </text:list>
        </text:list-item>
      </text:list>
      <text:p text:style-name="Standard"/>
      <text:p text:style-name="Standard"><text:tab/>5) Abschlussbedingung:<text:tab/><text:tab/></text:p>
      <text:p text:style-name="Standard"><text:tab/></text:p>
      <text:p text:style-name="Standard"><text:tab/><text:tab/><text:tab/>Das medium wurde erfolgreich verwaltet, und dem Akteur ( ) <text:s text:c="2"/>Wurde vom<text:tab/><text:tab/><text:tab/>System benacchtrichtigt. <text:s/>( zb: das medien wurde <text:s/>erfolgreich hinzugefügt, <text:tab/><text:tab/><text:tab/>gelöscht oder <text:s/>gespeichert).</text:p>
      <text:p text:style-name="Standard"/>
      <text:p text:style-name="Standard"><text:tab/>6) Ausnahmen:</text:p>
      <text:list xml:id="list1920503025149713994" text:style-name="L4">
        <text:list-item>
          <text:list>
            <text:list-item>
              <text:list>
                <text:list-header>
                  <text:p text:style-name="P4"/>
                  <text:list>
                    <text:list-header>
                      <text:p text:style-name="P4">Extendsfälle :</text:p>
                      <text:list>
                        <text:list-header>
                          <text:p text:style-name="P4"/>
                        </text:list-header>
                        <text:list-item>
                          <text:p text:style-name="P4">Falsche <text:s/>Mediensdaten Eingabe :</text:p>
                          <text:p text:style-name="P4"/>
                          <text:p text:style-name="P4">a) <text:s/>Das Hinzufügen des mediums <text:s/>ist unmöglich. <text:s text:c="2"/></text:p>
                          <text:list>
                            <text:list-header>
                              <text:p text:style-name="P4"/>
                              <text:list>
                                <text:list-header>
                                  <text:p text:style-name="P4">Gründe: <text:s/></text:p>
                                  <text:p text:style-name="P4"/>
                                  <text:p text:style-name="P4">- Falsches Dateiformat <text:s text:c="3"/></text:p>
                                  <text:p text:style-name="P4">- <text:s/>Maximale dateigröße übeschritten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Standard"><text:tab/><text:tab/><text:tab/><text:tab/>- <text:s text:c="2"/>Kein <text:s/>Titel.</text:p>
      <text:list xml:id="list115618740141012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/>
                              <text:p text:style-name="P4"><text:s text:c="2"/>(Dies gilt für alle die daran <text:tab/>beteiligt sind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/text:p>
      <text:p text:style-name="Standard"><text:tab/><text:tab/><text:tab/>b) <text:s/>Das Bearbeiten des Medium unmöglich:</text:p>
      <text:p text:style-name="Standard"/>
      <text:p text:style-name="Standard"><text:tab/><text:tab/><text:tab/><text:tab/>Gründe:</text:p>
      <text:p text:style-name="Standard"><text:tab/><text:tab/><text:tab/><text:tab/></text:p>
      <text:p text:style-name="Standard"><text:tab/><text:tab/><text:tab/><text:tab/></text:p>
      <text:list xml:id="list11561874215170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- Falsches Dateiformat <text:s text:c="3"/></text:p>
                                  <text:p text:style-name="P4">- <text:s/>Maximale dateigröße übeschritten</text:p>
                                  <text:p text:style-name="P4">- <text:s/>Platzhalter Medium erstellen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text:tab/><text:tab/><text:tab/><text:tab/>- <text:s text:c="2"/>Kein <text:s/>Titel.</text:p>
      <text:p text:style-name="Standard"><text:tab/><text:tab/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  <text:list xml:id="list1108280348700365704" text:style-name="L5">
        <text:list-item>
          <text:p text:style-name="P5">Spezielle Anforderungen:</text:p>
        </text:list-item>
      </text:list>
      <text:p text:style-name="Standard"><text:tab/></text:p>
      <text:p text:style-name="Standard"><text:tab/><text:tab/>Nach dem Hinzufügen <text:s/>des Medium steht das neue hinzugefügte Medium nach dem <text:s/><text:tab/><text:tab/>“Aktualisieren” <text:s/>des egenen Wiedergabeliste /Album... <text:s/>sofort zur Verfügung.</text:p>
      <text:p text:style-name="Standard"><text:tab/><text:tab/>Medium, das gerade beim abhören ist, kann nach Löschen nicht mehr wiedergespielt <text:tab/><text:tab/>werd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Name: Medium hinzufügen</text:p>
      <text:p text:style-name="P7"/>
      <text:p text:style-name="P7">Beteiligte Akteure:</text:p>
      <text:p text:style-name="P7"><text:tab/>Benutzer.</text:p>
      <text:p text:style-name="P7"/>
      <text:p text:style-name="P7">Anfangsbedingungen:</text:p>
      <text:p text:style-name="P7"><text:tab/>Der Akteur ist im System angemeldet.</text:p>
      <text:p text:style-name="P7"/>
      <text:p text:style-name="P7">Ereignisfluss:</text:p>
      <text:p text:style-name="P7"><text:tab/>Der Akteur klickt auf "Medium Hinzufügen".</text:p>
      <text:p text:style-name="P7"><text:tab/>Es öffnet sich ein neues Fenster, in dem der Akteur die Meta<text:span text:style-name="T1">d</text:span>aten des hochzuladenden <text:tab/>Mediums eingeben kann. <text:span text:style-name="T2">Legt ein Label-Manager das Medium für einen seinem Label <text:tab/>zugeordneten Künstler an, so muss er diesen aus einem Menü auswählen. Andernfalls wird <text:tab/>der Akteur automatisch als Interpret gesetzt.</text:span></text:p>
      <text:p text:style-name="P7"><text:tab/>Außerdem kann er eine Musik-Datei in seinem lokalen Dateisystem aussuchen und <text:tab/>hochladen. Verzichtet er darauf, wird das Medium automatisch als Ankündigung erstellt.</text:p>
      <text:p text:style-name="P7"><text:tab/>Anschließend klickt er auf "Medium hinzufügen".</text:p>
      <text:p text:style-name="P7"><text:tab/>Das System legt nun ein neues Medium mit den <text:span text:style-name="T3">eingegebenen Metad</text:span>aten und ggf. der <text:tab/>hochgeladenen Musik-Datei an.</text:p>
      <text:p text:style-name="P7"><text:tab/><text:span text:style-name="T2">Hat der Akteur ein eigenes Medium hochgeladen, so gilt er nun automatisch als Künstler im <text:tab/>System, falls er es nicht ohnehin schon war.</text:span></text:p>
      <text:p text:style-name="P7"/>
      <text:p text:style-name="P8">Abschlussbedingungen:</text:p>
      <text:p text:style-name="P8"><text:tab/>Das neue Medium ist im System eingetragen, über die Suche <text:span text:style-name="T4">auf</text:span>findbar.</text:p>
      <text:p text:style-name="P8"/>
      <text:p text:style-name="P9">Ausnahmen:</text:p>
      <text:p text:style-name="P9"><text:tab/>Hat der Akteur keinen Titel für das Medium angegeben, so wird er sofort darüber informiert <text:soft-page-break/><text:tab/>und kann die Metadaten entsprechend anpassen.</text:p>
      <text:p text:style-name="P9"><text:tab/><text:span text:style-name="T5">War die ausgewählte Musik-Datei zu groß (größer als 10MB) oder in einem ungültigen <text:tab/>Dateiformat, so wird <text:tab/>der Benutzer darüber informiert und kann dies direkt bearbeiten.</text:span></text:p>
      <text:p text:style-name="P9"><text:tab/><text:span text:style-name="T5">Tritt eine dieser Ausnahmen ein, wird das Medium im System nicht angelegt.</text:span></text:p>
      <text:p text:style-name="P9"/>
      <text:p text:style-name="P6">Spezielle Anforderungen:</text:p>
      <text:p text:style-name="P6"><text:tab/>Keine.</text:p>
      <text:p text:style-name="P11"/>
      <text:p text:style-name="P6"/>
      <text:p text:style-name="P7">Name: Medium <text:span text:style-name="T6">bearbeiten</text:span></text:p>
      <text:p text:style-name="P7"/>
      <text:p text:style-name="P7">Beteiligte Akteure:</text:p>
      <text:p text:style-name="P7"><text:tab/><text:span text:style-name="T7">Künstler ODER Label-Manager</text:span>.</text:p>
      <text:p text:style-name="P7"/>
      <text:p text:style-name="P7">Anfangsbedingungen:</text:p>
      <text:p text:style-name="P7"><text:tab/>Der Akteur ist im System angemeldet.</text:p>
      <text:p text:style-name="P7"/>
      <text:p text:style-name="P7">Ereignisfluss:</text:p>
      <text:p text:style-name="P7"><text:tab/>Der Akteur <text:span text:style-name="T8">wählt sein Medium aus und klickt auf "Medium bearbeiten".</text:span></text:p>
      <text:p text:style-name="P7"><text:tab/><text:span text:style-name="T8">Es öffnet sich ein Fenster, in dem der Akteur die Metadaten bearbeiten oder eine neue<text:tab/>Musik-Datei hochladen kann.</text:span></text:p>
      <text:p text:style-name="P7"><text:tab/><text:span text:style-name="T8">Er kann auf "Speichern" klicken, um die Bearbeitung zu beenden und die Änderungen an<text:tab/>das System zu senden, oder auf "Abbrechen", um die Änderungen zu verwerfen.</text:span></text:p>
      <text:p text:style-name="P7"/>
      <text:p text:style-name="P8">Abschlussbedingungen:</text:p>
      <text:p text:style-name="P8"><text:tab/>Das <text:span text:style-name="T9">Medium liegt aktualisiert im System vor.</text:span></text:p>
      <text:p text:style-name="P8"/>
      <text:p text:style-name="P9">Ausnahmen:</text:p>
      <text:p text:style-name="P9"><text:tab/>Hat der Akteur keinen Titel für das Medium angegeben, so wird er sofort darüber informiert <text:tab/>und kann die Metadaten entsprechend anpassen.</text:p>
      <text:p text:style-name="P9"><text:tab/><text:span text:style-name="T5">War die ausgewählte Musik-Datei zu groß (größer als 10MB) oder in einem ungültigen <text:tab/>Dateiformat, so wird <text:tab/>der Benutzer darüber informiert und kann dies direkt bearbeiten.</text:span></text:p>
      <text:p text:style-name="P9"><text:tab/><text:span text:style-name="T5">Tritt eine dieser Ausnahmen ein, wird die Änderung nicht im System gespeichert.</text:span></text:p>
      <text:p text:style-name="P9"/>
      <text:p text:style-name="P6">Spezielle Anforderungen:</text:p>
      <text:p text:style-name="P6"><text:tab/>Keine.</text:p>
      <text:p text:style-name="P11"/>
      <text:p text:style-name="P6"/>
      <text:p text:style-name="P7">Name: Medium <text:span text:style-name="T10">löschen</text:span></text:p>
      <text:p text:style-name="P7"/>
      <text:p text:style-name="P7">Beteiligte Akteure:</text:p>
      <text:p text:style-name="P7"><text:tab/><text:span text:style-name="T10">Künstler ODER Label-Manager ODER Administrator</text:span>.</text:p>
      <text:p text:style-name="P7"/>
      <text:p text:style-name="P7">Anfangsbedingungen:</text:p>
      <text:p text:style-name="P7"><text:tab/>Der Akteur ist im System angemeldet.</text:p>
      <text:p text:style-name="P7"><text:soft-page-break/></text:p>
      <text:p text:style-name="P7">Ereignisfluss:</text:p>
      <text:p text:style-name="P7"><text:tab/><text:span text:style-name="T11">Der Akteur wählt sein Medium aus und klickt auf "Medium löschen".</text:span></text:p>
      <text:p text:style-name="P7"><text:tab/><text:span text:style-name="T11">Er muss bestätigen, ob er das Medium wirklich löschen möchte.</text:span></text:p>
      <text:p text:style-name="P10"><text:tab/>Wenn dem so ist, so wird das Medium im System als gelöscht markiert.</text:p>
      <text:p text:style-name="P7"/>
      <text:p text:style-name="P8">Abschlussbedingungen:</text:p>
      <text:p text:style-name="P8"><text:tab/>Das Medium ist im System <text:span text:style-name="T11">nun als gelöscht markiert</text:span>, <text:span text:style-name="T11">also</text:span> über die Suche <text:span text:style-name="T11">nicht mehr<text:tab/>auffindbar und wird in Wiedergabelisten entsprechend des Anwendungsfalles <text:tab/>"Wiedergabeliste abspielen" <text:tab/>behandelt.</text:span></text:p>
      <text:p text:style-name="P8"/>
      <text:p text:style-name="P9">Ausnahmen:</text:p>
      <text:p text:style-name="P9"><text:tab/><text:span text:style-name="T12">Keine.</text:span></text:p>
      <text:p text:style-name="P9"/>
      <text:p text:style-name="P6">Spezielle Anforderungen:</text:p>
      <text:p text:style-name="P6"><text:tab/>Ke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tide Mbogning</meta:initial-creator>
    <meta:creation-date>2014-02-19T10:41:37</meta:creation-date>
    <dc:date>2014-02-20T11:56:18.659000000</dc:date>
    <meta:editing-duration>PT28M31S</meta:editing-duration>
    <meta:editing-cycles>5</meta:editing-cycles>
    <meta:generator>LibreOffice/4.2.0.4$Windows_x86 LibreOffice_project/05dceb5d363845f2cf968344d7adab8dcfb2ba71</meta:generator>
    <meta:document-statistic meta:table-count="0" meta:image-count="0" meta:object-count="0" meta:page-count="4" meta:paragraph-count="91" meta:word-count="635" meta:character-count="4618" meta:non-whitespace-character-count="3882"/>
  </office:meta>
</office:document-meta>
</file>